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Bitstream Vera Sans" fo:font-size="13pt" fo:letter-spacing="normal" fo:font-style="normal" fo:font-weight="normal" officeooo:rsid="00155b24" style:font-size-asian="13pt" style:font-weight-asian="normal" style:font-size-complex="13pt" style:font-weight-complex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Bitstream Vera Sans" fo:font-size="13pt" fo:letter-spacing="normal" fo:font-style="normal" fo:font-weight="normal" officeooo:rsid="0026e6fe" officeooo:paragraph-rsid="0026e6fe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Bitstream Vera Sans" fo:font-size="13pt" fo:letter-spacing="normal" fo:font-style="normal" fo:font-weight="normal" officeooo:paragraph-rsid="000debbc" style:font-size-asian="13pt" style:font-size-complex="13pt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Bitstream Vera Sans" fo:font-size="13pt" fo:letter-spacing="normal" fo:font-style="normal" fo:font-weight="normal" officeooo:paragraph-rsid="002e1d8d" style:font-size-asian="13pt" style:font-size-complex="13pt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Bitstream Vera Sans" fo:font-size="13pt" fo:letter-spacing="normal" fo:font-style="normal" fo:font-weight="normal" officeooo:rsid="002f9920" officeooo:paragraph-rsid="002c1dd0" style:font-size-asian="13pt" style:font-size-complex="13pt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Bitstream Vera Sans" fo:font-size="13pt" fo:letter-spacing="normal" fo:font-style="normal" fo:font-weight="normal" officeooo:rsid="003136c9" officeooo:paragraph-rsid="003136c9" style:font-size-asian="13pt" style:font-size-complex="13pt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Bitstream Vera Sans" fo:font-size="13pt" fo:letter-spacing="normal" fo:font-style="normal" fo:font-weight="bold" officeooo:rsid="002f9920" officeooo:paragraph-rsid="002c1dd0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Bitstream Vera Sans" fo:font-size="11pt" fo:letter-spacing="normal" fo:font-style="normal" fo:font-weight="bold" officeooo:rsid="0023fb17" officeooo:paragraph-rsid="0016a048" style:font-size-asian="11pt" style:font-weight-asian="bold" style:font-size-complex="11pt" style:font-weight-complex="bold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Bitstream Vera Sans" fo:font-size="11pt" fo:letter-spacing="normal" fo:font-style="normal" fo:font-weight="bold" officeooo:rsid="0023fb17" officeooo:paragraph-rsid="0023fb17" style:font-size-asian="11pt" style:font-weight-asian="bold" style:font-size-complex="11pt" style:font-weight-complex="bold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Bitstream Vera Sans" fo:font-size="11pt" fo:letter-spacing="normal" fo:font-style="normal" fo:font-weight="bold" officeooo:rsid="00284fbe" officeooo:paragraph-rsid="0023fb17" style:font-size-asian="11pt" style:font-weight-asian="bold" style:font-size-complex="11pt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Bitstream Vera Sans" fo:font-size="11pt" fo:letter-spacing="normal" fo:font-style="normal" fo:font-weight="bold" officeooo:rsid="002f4444" officeooo:paragraph-rsid="002f4444" style:font-size-asian="11pt" style:font-weight-asian="bold" style:font-size-complex="11pt" style:font-weight-complex="bold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Bitstream Vera Sans" fo:font-size="13pt" officeooo:rsid="000af001" officeooo:paragraph-rsid="0016a048" style:font-size-asian="13pt" style:font-size-complex="13pt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Bitstream Vera Sans" fo:font-size="13pt" fo:letter-spacing="normal" fo:font-style="normal" fo:font-weight="bold" officeooo:rsid="003136c9" officeooo:paragraph-rsid="003136c9" style:font-size-asian="13pt" style:font-weight-asian="normal" style:font-size-complex="13pt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Bitstream Vera Sans" fo:font-size="13pt" fo:letter-spacing="normal" fo:font-style="normal" fo:font-weight="normal" officeooo:rsid="00250e52" officeooo:paragraph-rsid="001a6fb5" style:font-size-asian="13pt" style:font-weight-asian="normal" style:font-size-complex="13pt" style:font-weight-complex="normal"/>
    </style:style>
    <style:style style:name="T1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2" style:family="text">
      <style:text-properties fo:font-variant="normal" fo:text-transform="none" fo:font-size="12pt" fo:letter-spacing="normal" fo:font-style="normal" fo:font-weight="bold" officeooo:rsid="0023fb17" style:font-size-asian="12pt" style:font-weight-asian="bold" style:font-size-complex="12pt" style:font-weight-complex="bold"/>
    </style:style>
    <style:style style:name="T3" style:family="text">
      <style:text-properties fo:font-variant="normal" fo:text-transform="none" fo:font-size="12pt" fo:letter-spacing="normal" fo:font-style="normal" fo:font-weight="bold" officeooo:rsid="0029dbf7" style:font-size-asian="12pt" style:font-weight-asian="bold" style:font-size-complex="12pt" style:font-weight-complex="bold"/>
    </style:style>
    <style:style style:name="T4" style:family="text">
      <style:text-properties fo:font-variant="normal" fo:text-transform="none" fo:font-size="12pt" fo:letter-spacing="normal" fo:font-style="normal" fo:font-weight="bold" officeooo:rsid="0030079b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fo:font-size="12pt" fo:letter-spacing="normal" fo:font-style="normal" fo:font-weight="bold" officeooo:rsid="003136c9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fo:font-size="12pt" fo:letter-spacing="normal" fo:font-style="normal" fo:font-weight="normal" officeooo:rsid="0023fb17" style:font-size-asian="12pt" style:font-weight-asian="normal" style:font-size-complex="12pt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44821" style:font-weight-asian="bold" style:font-weight-complex="bold"/>
    </style:style>
    <style:style style:name="T9" style:family="text">
      <style:text-properties fo:font-weight="bold" officeooo:rsid="0029dbf7" style:font-weight-asian="bold" style:font-weight-complex="bold"/>
    </style:style>
    <style:style style:name="T10" style:family="text">
      <style:text-properties fo:font-weight="bold" officeooo:rsid="0032be1f" style:font-weight-asian="bold" style:font-weight-complex="bold"/>
    </style:style>
    <style:style style:name="T11" style:family="text">
      <style:text-properties fo:font-weight="bold" style:font-weight-asian="normal" style:font-weight-complex="normal"/>
    </style:style>
    <style:style style:name="T12" style:family="text">
      <style:text-properties fo:font-weight="bold" officeooo:rsid="002d7b70" style:font-weight-asian="normal" style:font-weight-complex="normal"/>
    </style:style>
    <style:style style:name="T13" style:family="text">
      <style:text-properties fo:font-weight="bold" officeooo:rsid="00250e52" style:font-weight-asian="normal" style:font-weight-complex="normal"/>
    </style:style>
    <style:style style:name="T14" style:family="text">
      <style:text-properties fo:font-weight="bold" officeooo:rsid="00319d69" style:font-weight-asian="normal" style:font-weight-complex="normal"/>
    </style:style>
    <style:style style:name="T15" style:family="text">
      <style:text-properties style:font-weight-asian="normal" style:font-weight-complex="normal"/>
    </style:style>
    <style:style style:name="T16" style:family="text">
      <style:text-properties officeooo:rsid="00250e52" style:font-weight-asian="normal" style:font-weight-complex="normal"/>
    </style:style>
    <style:style style:name="T17" style:family="text">
      <style:text-properties officeooo:rsid="002e1d8d" style:font-weight-asian="normal" style:font-weight-complex="normal"/>
    </style:style>
    <style:style style:name="T18" style:family="text">
      <style:text-properties officeooo:rsid="0032be1f" style:font-weight-asian="normal" style:font-weight-complex="normal"/>
    </style:style>
    <style:style style:name="T19" style:family="text">
      <style:text-properties officeooo:rsid="0029dbf7"/>
    </style:style>
    <style:style style:name="T20" style:family="text">
      <style:text-properties officeooo:rsid="003404f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1) </text:span><text:span text:style-name="T6">Descreva com </text:span><text:span text:style-name="T2">suas palavras</text:span><text:span text:style-name="T6"> os itens abaixo no </text:span><text:span text:style-name="T2">contexto de desenvolvimento </text:span><text:span text:style-name="T3">React</text:span><text:span text:style-name="T2">.</text:span><text:span text:style-name="T4">(2 ponto</text:span><text:span text:style-name="T5">s</text:span><text:span text:style-name="T4">)</text:span></text:p>
      <text:p text:style-name="P8"/>
      <text:p text:style-name="P9">a) Componente:</text:p>
      <text:p text:style-name="P10"/>
      <text:p text:style-name="P9">b) <text:span text:style-name="T19">JSX</text:span>:</text:p>
      <text:p text:style-name="P9"/>
      <text:p text:style-name="P9">c) <text:span text:style-name="T19">Método render()</text:span>:</text:p>
      <text:p text:style-name="P9"/>
      <text:p text:style-name="P9">d) Rotas:</text:p>
      <text:p text:style-name="P9"/>
      <text:p text:style-name="P9">e) <text:span text:style-name="T19">Props</text:span>:</text:p>
      <text:p text:style-name="P9"><text:s/></text:p>
      <text:p text:style-name="P11">f) State:</text:p>
      <text:p text:style-name="P3"/>
      <text:p text:style-name="P4"><text:span text:style-name="T8">2</text:span><text:span text:style-name="T7">) </text:span><text:span text:style-name="T16">Crie um projeto </text:span><text:span text:style-name="T9">react </text:span><text:span text:style-name="T18">em</text:span><text:span text:style-name="T10"> </text:span><text:span text:style-name="T16">seu github </text:span><text:span text:style-name="T17">e</text:span><text:span text:style-name="T16"> transfira o código do template usando </text:span><text:span text:style-name="T9">react</text:span><text:span text:style-name="T13"> </text:span><text:span text:style-name="T12">e pensando em sua manutenção.</text:span></text:p>
      <text:p text:style-name="P6"><text:span text:style-name="T12">M</text:span><text:span text:style-name="T11">acro Componentes(2 pontos)</text:span></text:p>
      <text:p text:style-name="P13">Rotas (1 Ponto)</text:p>
      <text:p text:style-name="P6"><text:span text:style-name="T11">Componentes Reutilizáveis (2 ponto</text:span><text:span text:style-name="T14">s</text:span><text:span text:style-name="T11">)</text:span></text:p>
      <text:p text:style-name="P13">Micro Componentes(2 pontos)</text:p>
      <text:p text:style-name="P14"/>
      <text:p text:style-name="P5"><text:span text:style-name="T12">D</text:span><text:span text:style-name="T11">ica: </text:span><text:span text:style-name="T15">você irá precisar usar o react-router, use o comando abaixo para fazer a instalação dele.</text:span></text:p>
      <text:p text:style-name="P7"><text:span text:style-name="T16">sudo npm i --save-dev react-router</text:span><text:span text:style-name="T20">@3.2.6</text:span></text:p>
      <text:p text:style-name="P14"/>
      <text:p text:style-name="P2">Coloque o link do seu github abaixo:</text:p>
      <text:p text:style-name="P2"/>
      <text:p text:style-name="P2"><text:line-break/>Após terminar a prova enviar esse arquivo no slack particular do professor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6T08:36:37.079034921</meta:creation-date>
    <dc:date>2020-10-20T14:20:25.920819130</dc:date>
    <meta:editing-duration>PT5H7M50S</meta:editing-duration>
    <meta:editing-cycles>27</meta:editing-cycles>
    <meta:generator>LibreOffice/6.0.7.3$Linux_X86_64 LibreOffice_project/00m0$Build-3</meta:generator>
    <meta:document-statistic meta:table-count="0" meta:image-count="0" meta:object-count="0" meta:page-count="1" meta:paragraph-count="17" meta:word-count="102" meta:character-count="627" meta:non-whitespace-character-count="540"/>
  </office:meta>
</office:document-meta>
</file>